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'Courier New', monospace"/>
    <style:font-face style:name="Monaco" svg:font-family="Monaco, monacoregular, 'courier new', monospace"/>
    <style:font-face style:name="Source Code Pro" svg:font-family="'Source Code Pro'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8.25pt" fo:letter-spacing="normal" fo:font-style="normal" fo:font-weight="normal" officeooo:rsid="000f9b10" officeooo:paragraph-rsid="000f9b10" fo:background-color="transparent"/>
    </style:style>
    <style:style style:name="P2" style:family="paragraph" style:parent-style-name="Standard">
      <style:text-properties officeooo:rsid="000e3a04" officeooo:paragraph-rsid="000e3a04"/>
    </style:style>
    <style:style style:name="P3" style:family="paragraph" style:parent-style-name="Standard">
      <style:text-properties fo:font-variant="normal" fo:text-transform="none" fo:color="#ffffff" style:font-name="Courier" fo:font-size="9pt" fo:letter-spacing="normal" fo:font-style="normal" fo:font-weight="normal" officeooo:rsid="000e3a04" officeooo:paragraph-rsid="000e3a04" fo:background-color="#000000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ffffff" style:font-name="Source Code Pro" fo:font-size="14.25pt" fo:letter-spacing="normal" fo:font-style="normal" fo:font-weight="bold" officeooo:rsid="001422a1" officeooo:paragraph-rsid="001422a1" fo:background-color="transparen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ffffff" style:font-name="Source Code Pro" fo:font-size="10pt" fo:letter-spacing="normal" fo:font-style="normal" fo:font-weight="normal" officeooo:rsid="00185e40" officeooo:paragraph-rsid="00185e40" fo:background-color="#000000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ffffff" style:font-name="Monaco" fo:font-size="9pt" fo:letter-spacing="normal" fo:font-style="normal" fo:font-weight="bold" officeooo:rsid="00185e40" officeooo:paragraph-rsid="00185e40" fo:background-color="#000000" style:font-size-asian="10pt" style:font-weight-asian="normal" style:font-size-complex="10pt" style:font-weight-complex="normal" loext:padding="0cm" loext:border="none"/>
    </style:style>
    <style:style style:name="P7" style:family="paragraph" style:parent-style-name="Standard">
      <style:text-properties fo:font-variant="normal" fo:text-transform="none" fo:color="#000000" style:font-name="Courier" fo:font-size="9pt" fo:letter-spacing="normal" fo:font-style="normal" fo:font-weight="normal" officeooo:rsid="000e3a04" officeooo:paragraph-rsid="000e3a04" fo:background-color="transparent"/>
    </style:style>
    <style:style style:name="P8" style:family="paragraph" style:parent-style-name="Standard">
      <style:text-properties fo:font-variant="normal" fo:text-transform="none" fo:color="#000000" style:font-name="Courier" fo:font-size="9pt" fo:letter-spacing="normal" fo:font-style="normal" fo:font-weight="normal" officeooo:rsid="000f9b10" officeooo:paragraph-rsid="000f9b10" fo:background-color="transparent"/>
    </style:style>
    <style:style style:name="P9" style:family="paragraph" style:parent-style-name="Standard">
      <style:text-properties fo:font-variant="normal" fo:text-transform="none" fo:color="#000000" style:font-name="Courier" fo:font-size="9pt" fo:letter-spacing="normal" fo:font-style="normal" fo:font-weight="normal" officeooo:rsid="0010c433" officeooo:paragraph-rsid="0010c433" fo:background-color="transparent"/>
    </style:style>
    <style:style style:name="P10" style:family="paragraph" style:parent-style-name="Standard">
      <style:text-properties fo:font-variant="normal" fo:text-transform="none" fo:color="#000000" style:font-name="Courier" fo:font-size="9pt" fo:letter-spacing="normal" fo:font-style="normal" fo:font-weight="normal" officeooo:rsid="0011c058" officeooo:paragraph-rsid="0011c058" fo:background-color="transparent"/>
    </style:style>
    <style:style style:name="P11" style:family="paragraph" style:parent-style-name="Standard">
      <style:text-properties fo:font-variant="normal" fo:text-transform="none" fo:color="#000000" style:font-name="Courier" fo:font-size="9pt" fo:letter-spacing="normal" fo:font-style="normal" fo:font-weight="normal" officeooo:rsid="00130799" officeooo:paragraph-rsid="00130799" fo:background-color="transparen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Courier" fo:font-size="9pt" fo:letter-spacing="normal" fo:font-style="normal" fo:font-weight="normal" officeooo:rsid="001422a1" officeooo:paragraph-rsid="001422a1" fo:background-color="transparent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Courier" fo:font-size="11pt" fo:letter-spacing="normal" fo:font-style="normal" fo:font-weight="bold" officeooo:rsid="0011c058" officeooo:paragraph-rsid="0011c058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Source Code Pro" fo:font-size="10pt" fo:letter-spacing="normal" fo:font-style="normal" fo:font-weight="normal" officeooo:rsid="001422a1" officeooo:paragraph-rsid="001422a1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Source Code Pro" fo:font-size="10pt" fo:letter-spacing="normal" fo:font-style="normal" fo:font-weight="normal" officeooo:rsid="00157b53" officeooo:paragraph-rsid="00157b53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Source Code Pro" fo:font-size="10pt" fo:letter-spacing="normal" fo:font-style="normal" fo:font-weight="normal" officeooo:rsid="00185e40" officeooo:paragraph-rsid="00185e40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Source Code Pro" fo:font-size="10pt" fo:letter-spacing="normal" fo:font-style="normal" fo:font-weight="normal" officeooo:rsid="001422a1" officeooo:paragraph-rsid="001d5f35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Source Code Pro" fo:font-size="10pt" fo:letter-spacing="normal" fo:font-style="normal" fo:font-weight="bold" officeooo:rsid="00157b53" officeooo:paragraph-rsid="00157b53" fo:background-color="#ffffff" style:font-size-asian="10pt" style:font-weight-asian="normal" style:font-size-complex="10pt" style:font-weight-complex="normal" loext:padding="0.212cm" loext:border="0.06pt dotted #000000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font-name="Source Code Pro" fo:font-size="14.25pt" fo:letter-spacing="normal" fo:font-style="normal" fo:font-weight="bold" officeooo:rsid="001422a1" officeooo:paragraph-rsid="001422a1" fo:background-color="transparen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9pt" fo:letter-spacing="normal" fo:font-style="normal" fo:font-weight="bold" officeooo:rsid="00185e40" officeooo:paragraph-rsid="00185e40" fo:background-color="transparent" style:font-size-asian="10pt" style:font-weight-asian="normal" style:font-size-complex="10pt" style:font-weight-complex="normal" loext:padding="0cm" loext:border="non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9pt" fo:letter-spacing="normal" fo:font-style="normal" fo:font-weight="bold" officeooo:rsid="001b8bea" officeooo:paragraph-rsid="001b8bea" fo:background-color="transparent" style:font-size-asian="10pt" style:font-weight-asian="normal" style:font-size-complex="10pt" style:font-weight-complex="normal" loext:padding="0cm" loext:border="none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Monaco" fo:font-size="9pt" fo:letter-spacing="normal" fo:font-style="normal" fo:font-weight="bold" officeooo:rsid="001a467d" officeooo:paragraph-rsid="001a467d" fo:background-color="transparent" style:font-size-asian="10pt" style:font-weight-asian="normal" style:font-size-complex="10pt" style:font-weight-complex="normal" loext:padding="0cm" loext:border="none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nux Biolinum O" fo:font-size="11pt" fo:letter-spacing="normal" fo:font-style="normal" fo:font-weight="bold" officeooo:rsid="001cb1e0" officeooo:paragraph-rsid="001cb1e0" fo:background-color="transparent" style:font-size-asian="9.60000038146973pt" style:font-weight-asian="normal" style:font-size-complex="11pt" style:font-weight-complex="normal" loext:padding="0cm" loext:border="none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nux Biolinum O" fo:font-size="11pt" fo:letter-spacing="normal" fo:font-style="normal" fo:font-weight="bold" officeooo:rsid="001e1eec" officeooo:paragraph-rsid="001e1eec" fo:background-color="transparent" style:font-size-asian="9.60000038146973pt" style:font-weight-asian="normal" style:font-size-complex="11pt" style:font-weight-complex="normal" loext:padding="0cm" loext:border="none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nux Biolinum O" fo:font-size="11pt" fo:letter-spacing="normal" fo:font-style="normal" fo:font-weight="bold" officeooo:rsid="001f2380" officeooo:paragraph-rsid="001f2380" fo:background-color="transparent" style:font-size-asian="9.60000038146973pt" style:font-weight-asian="normal" style:font-size-complex="11pt" style:font-weight-complex="normal" loext:padding="0cm" loext:border="none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422a1" fo:background-color="transparent" loext:char-shading-value="0"/>
    </style:style>
    <style:style style:name="T3" style:family="text">
      <style:text-properties fo:font-weight="bold" fo:background-color="#ffffff" loext:char-shading-value="0" loext:padding="0.212cm" loext:border="0.06pt dotted #000000"/>
    </style:style>
    <style:style style:name="T4" style:family="text">
      <style:text-properties style:font-name="Monaco" fo:font-size="9pt" fo:font-weight="bold" loext:padding="0cm" loext:border="none"/>
    </style:style>
    <style:style style:name="T5" style:family="text">
      <style:text-properties style:font-name="Monaco" fo:font-size="9pt" fo:font-weight="bold" fo:background-color="transparent" loext:char-shading-value="0" loext:padding="0cm" loext:border="none"/>
    </style:style>
    <style:style style:name="T6" style:family="text">
      <style:text-properties style:font-name="Monaco" fo:font-size="15pt" fo:font-weight="bold" style:font-size-asian="15pt" style:font-size-complex="15pt" loext:padding="0cm" loext:border="none"/>
    </style:style>
    <style:style style:name="T7" style:family="text">
      <style:text-properties fo:color="#000000"/>
    </style:style>
    <style:style style:name="T8" style:family="text">
      <style:text-properties fo:color="#000000" officeooo:rsid="001f23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mero se instala el controlador </text:p>
      <text:p text:style-name="P2"><text:a xlink:type="simple" xlink:href="https://www.custom4u.it/pages/product/index.php" text:style-name="Internet_20_link" text:visited-style-name="Visited_20_Internet_20_Link">https://www.custom4u.it/pages/product/index.php</text:a> en esta pagina</text:p>
      <text:p text:style-name="P2">se le dan privilegios y se instala</text:p>
      <text:p text:style-name="P2">se revisa que impresora esta conectada</text:p>
      <text:p text:style-name="P2">si instala y se carga con cups en añadir impresora</text:p>
      <text:p text:style-name="P2">desde alli ya podemos imprimir como impresora predeterminada</text:p>
      <text:p text:style-name="P3">sudo apt-get install cups</text:p>
      <text:p text:style-name="P7">esto para correr los programas en python las librerias</text:p>
      <text:p text:style-name="P7"/>
      <text:p text:style-name="P8">desde libre ofice manda a imprimir <text:s/>bien por ejemplo si.odt</text:p>
      <text:p text:style-name="P8">imprime hasta fotos</text:p>
      <text:p text:style-name="P8">pero ahora desde el programa como imprimir el logo por ejemplo solo archivos de texto</text:p>
      <text:p text:style-name="P8">comando lp</text:p>
      <text:p text:style-name="P8"><text:a xlink:type="simple" xlink:href="https://www.cups.org/doc/options.html" text:style-name="Internet_20_link" text:visited-style-name="Visited_20_Internet_20_Link">https://www.cups.org/doc/options.html</text:a></text:p>
      <text:p text:style-name="P1">lpstat -p -d</text:p>
      <text:p text:style-name="P8">intente con imprimir1 para ver si silo cambiando el nombre y la direccion de la impresora me hacia la funcion y nada</text:p>
      <text:p text:style-name="P8">me tnego que ir</text:p>
      <text:p text:style-name="P8">veremos que pasa</text:p>
      <text:p text:style-name="P13">miercoles 21 de octubre</text:p>
      <text:p text:style-name="P9">hasta el momento he visto como imprimir .txt no me funciona porque es necesario mandar a imprimir qr y logos</text:p>
      <text:p text:style-name="P9">busque y busque y aun nada</text:p>
      <text:p text:style-name="P9">pero pense si libre ofice imprime se tiene que poder hacer entonces busque con php pero no puedo aun llamar a un script php desde python al reves si hay informacion</text:p>
      <text:p text:style-name="P9">entonces pense mandar a imprimir un .odt desde python y me encontre esto</text:p>
      <text:p text:style-name="P9"><text:a xlink:type="simple" xlink:href="https://libreoffice.cubava.cu/informe-imprimible-utilizando-python-py3o-y-libreoffice/" text:style-name="Internet_20_link" text:visited-style-name="Visited_20_Internet_20_Link">https://libreoffice.cubava.cu/informe-imprimible-utilizando-python-py3o-y-libreoffice/</text:a></text:p>
      <text:p text:style-name="P9">y crearlos parece que hay algo aquí</text:p>
      <text:p text:style-name="P9"><text:a xlink:type="simple" xlink:href="https://forums.linuxmint.com/viewtopic.php?t=276887" text:style-name="Internet_20_link" text:visited-style-name="Visited_20_Internet_20_Link">https://forums.linuxmint.com/viewtopic.php?t=276887</text:a></text:p>
      <text:p text:style-name="P10">bueno pero ya me voy</text:p>
      <text:p text:style-name="P10">son 9:43</text:p>
      <text:p text:style-name="P11">el hombre superio posee una capacidad magistral para <text:s/>controlar sus impulsos, ejercer su autonomia, desarrollar su propio criterio, actuar con proposito y llevar a cabo un proyecto enriquecedor con el que deje su huella en el mundo</text:p>
      <text:p text:style-name="P11">vs </text:p>
      <text:p text:style-name="P11">el hombre del rebaño se contenta por vivir muy por debajo de sus posibilidades </text:p>
      <text:p text:style-name="P11">un ser mediocre conformista y debil el esclavo es envidios decadente vicioso y malvado</text:p>
      <text:p text:style-name="P12">viernes <text:s/>23 de oct</text:p>
      <text:p text:style-name="P12"/>
      <text:p text:style-name="P17"><text:span text:style-name="T2">i</text:span><text:span text:style-name="T1">nstalamos py3o.</text:span></text:p>
      <text:p text:style-name="P14">pip install py3o.template</text:p>
      <text:p text:style-name="P14"/>
      <text:p text:style-name="P15">el anterior no funciono pero ya inicie haciendo un .odt</text:p>
      <text:p text:style-name="P15">y este programa</text:p>
      <text:p text:style-name="P18"><text:bookmark text:name="pip-command"/>sudo pip3 install ezodf2</text:p>
      <text:p text:style-name="P18">import ezodf2</text:p>
      <text:p text:style-name="P18">from ezodf2 import newdoc, Paragraph, Heading </text:p>
      <text:p text:style-name="P18">odt = newdoc(doctype='odt', filename='text.odt') </text:p>
      <text:p text:style-name="P18">odt.body += Heading("Capítulo 1") </text:p>
      <text:p text:style-name="P18">odt.body += Paragraph("Este es el principio de la historia.") </text:p>
      <text:p text:style-name="P15"><text:span text:style-name="T3">odt.save()</text:span><text:line-break/>ahora ver como meto imagen y luego como imprimo</text:p>
      <text:p text:style-name="P15"/>
      <text:p text:style-name="P16">bueno con canvas ya puedo generar un archivo con imagen y qr pero ahora lo que me falta es imprimirlo</text:p>
      <text:p text:style-name="P16">el canvas lo instale con esto</text:p>
      <text:p text:style-name="P6">sudo pip3 install reportlab</text:p>
      <text:p text:style-name="P6"/>
      <text:p text:style-name="P16"><text:soft-page-break/><text:span text:style-name="T4">este fue el programa canvas .py tambien </text:span><text:span text:style-name="T6">vi que se puede manejar con tkinter</text:span></text:p>
      <text:p text:style-name="P5"><text:a xlink:type="simple" xlink:href="https://www.tutorialesprogramacionya.com/pythonya/detalleconcepto.php?punto=73&amp;codigo=73&amp;inicio=60" text:style-name="Internet_20_link" text:visited-style-name="Visited_20_Internet_20_Link"><text:span text:style-name="T5">https://www.tutorialesprogramacionya.com/pythonya/detalleconcepto.php?punto=73&amp;codigo=73&amp;inicio=60</text:span></text:a></text:p>
      <text:p text:style-name="P20"/>
      <text:p text:style-name="P21">canvas .py</text:p>
      <text:p text:style-name="P20">from reportlab.lib.pagesizes import letter</text:p>
      <text:p text:style-name="P20">from reportlab.pdfgen import canvas</text:p>
      <text:p text:style-name="P20"/>
      <text:p text:style-name="P20">canvas = canvas.Canvas("form.pdf", pagesize=letter)</text:p>
      <text:p text:style-name="P20">canvas.setLineWidth(.3)</text:p>
      <text:p text:style-name="P20">canvas.setFont('Helvetica', 12)</text:p>
      <text:p text:style-name="P20"/>
      <text:p text:style-name="P20">canvas.drawString(30,750,'CARTA DE PRUEBA')</text:p>
      <text:p text:style-name="P20">canvas.drawString(30,735,'RICARDOGEEK.COM')</text:p>
      <text:p text:style-name="P20">canvas.drawString(500,750,"27/10/2016")</text:p>
      <text:p text:style-name="P20">canvas.line(480,747,580,747)</text:p>
      <text:p text:style-name="P20"/>
      <text:p text:style-name="P20">canvas.drawString(275,725,'ESTIMADO:')</text:p>
      <text:p text:style-name="P20">canvas.drawString(500,725,"&lt;NOMBRE&gt;")</text:p>
      <text:p text:style-name="P20">canvas.line(378,723,580,723)</text:p>
      <text:p text:style-name="P20">#canvas.create_image(30, 300, image=oso.jpg, anchor="nw")</text:p>
      <text:p text:style-name="P20">canvas.drawString(30,703,'ETIQUETA:')</text:p>
      <text:p text:style-name="P20">canvas.line(120,700,580,700)</text:p>
      <text:p text:style-name="P20">canvas.drawString(120,703,"&lt;ASUNTO DE LA CARTA GENERICO&gt;")</text:p>
      <text:p text:style-name="P20"># Dibujamos una imagen (IMAGEN, X,Y, WIDTH, HEIGH)</text:p>
      <text:p text:style-name="P20">canvas.drawImage('oso.jpg', 25, 480, 80, 70)</text:p>
      <text:p text:style-name="P20">canvas.drawImage('reducida.png', 50, 600, 80, 70)</text:p>
      <text:p text:style-name="P20">print("se genero el archivo form.pdf")</text:p>
      <text:p text:style-name="P20">canvas.save()</text:p>
      <text:p text:style-name="P20"/>
      <text:p text:style-name="P22">bueno avance muy poquito </text:p>
      <text:p text:style-name="P22">solo me falta mandar a imprimir el pdf o el odt </text:p>
      <text:p text:style-name="P22"/>
      <text:p text:style-name="P22">no ya lo logre solo me falta poner las medidas adecuadas y listo</text:p>
      <text:p text:style-name="P22"/>
      <text:p text:style-name="P22">el txt si lo puedo mandar a imprimir pero los otrosno</text:p>
      <text:p text:style-name="P22">te digo que si el pdf ya lo puedo mandar a imprimir con qr e imagen</text:p>
      <text:p text:style-name="P22"/>
      <text:p text:style-name="P21">2.py</text:p>
      <text:p text:style-name="P22">import os </text:p>
      <text:p text:style-name="P22">import cups</text:p>
      <text:p text:style-name="P22">from datetime import datetime, date, time, timedelta</text:p>
      <text:p text:style-name="P22">import qrcode<text:tab/> </text:p>
      <text:p text:style-name="P22">fechaEntro = datetime.today()</text:p>
      <text:p text:style-name="P22">horaentrada = str(fechaEntro)</text:p>
      <text:p text:style-name="P22">horaentrada=horaentrada[:18]</text:p>
      <text:p text:style-name="P22">#self.labelhr.configure(text=(horaentrada, "Entró"))</text:p>
      <text:p text:style-name="P22">corteNum = 0</text:p>
      <text:p text:style-name="P22"># hacer la foto de codigo qr</text:p>
      <text:p text:style-name="P22">img = qrcode.make("2 de septiembre")</text:p>
      <text:p text:style-name="P22">fSTR=str(fechaEntro)</text:p>
      <text:p text:style-name="P22">masuno=str(1)</text:p>
      <text:p text:style-name="P22">imgqr=(fSTR + masuno)</text:p>
      <text:p text:style-name="P22"><text:tab/><text:tab/></text:p>
      <text:p text:style-name="P22">img = qrcode.make(imgqr)</text:p>
      <text:p text:style-name="P22"># Obtener imagen con el tamaño indicado</text:p>
      <text:p text:style-name="P22">reducida = img.resize((100, 75))</text:p>
      <text:p text:style-name="P22"># Mostrar imagen reducida.show()</text:p>
      <text:p text:style-name="P22"># Guardar imagen obtenida con el formato JPEG</text:p>
      <text:p text:style-name="P22">reducida.save("reducida.png")</text:p>
      <text:p text:style-name="P22">f = open("reducida.png", "wb")</text:p>
      <text:p text:style-name="P22">img.save(f)</text:p>
      <text:p text:style-name="P22">#f.close()</text:p>
      <text:p text:style-name="P22">conn = cups.Connection()</text:p>
      <text:p text:style-name="P22">f = open('qq.txt', 'w')</text:p>
      <text:p text:style-name="P22">f.write ('reducida.png'+ os.linesep)</text:p>
      <text:p text:style-name="P22">f.write('sentroe/n'+ os.linesep)</text:p>
      <text:p text:style-name="P22"><text:soft-page-break/>f.write('y el qur'+ os.linesep)</text:p>
      <text:p text:style-name="P22">f.close() </text:p>
      <text:p text:style-name="P22">#printer_returns = ('y')conn.printFile('EPSON_TM-P2.01', 'testreceipt.txt', 'test', {}) </text:p>
      <text:p text:style-name="P22">printer_returns = ('y')</text:p>
      <text:p text:style-name="P22">#conn.printFile('CUSTOM_Engineering_VKP80', 'tqq.txt', 'test', {}) </text:p>
      <text:p text:style-name="P22">print (printer_returns) </text:p>
      <text:p text:style-name="P22">import time, pprint, cups</text:p>
      <text:p text:style-name="P22"><text:s/></text:p>
      <text:p text:style-name="P22">conn = cups.Connection()</text:p>
      <text:p text:style-name="P22">printers = conn.getPrinters ()</text:p>
      <text:p text:style-name="P22">pprint.pprint(printers)</text:p>
      <text:p text:style-name="P22">print()</text:p>
      <text:p text:style-name="P22"><text:s/></text:p>
      <text:p text:style-name="P22">printer = conn.getDefault()</text:p>
      <text:p text:style-name="P22">print("Default1:", printer)</text:p>
      <text:p text:style-name="P22"><text:s/></text:p>
      <text:p text:style-name="P22">if printer == None:</text:p>
      <text:p text:style-name="P22"><text:s text:c="4"/>printer = list(printers.keys())[0]</text:p>
      <text:p text:style-name="P22"><text:s text:c="4"/>print("Default2:", printer)</text:p>
      <text:p text:style-name="P22">#myfile ="./reducida.png" </text:p>
      <text:p text:style-name="P22">myfile = "./form.pdf"</text:p>
      <text:p text:style-name="P22">pid = conn.printFile(printer, myfile, "test", {})</text:p>
      <text:p text:style-name="P22">while conn.getJobs().get(pid, None) is not None:</text:p>
      <text:p text:style-name="P22"><text:s text:c="4"/>time.sleep(1)</text:p>
      <text:p text:style-name="P22">#done</text:p>
      <text:p text:style-name="P22"/>
      <text:p text:style-name="P22"/>
      <text:p text:style-name="P23">ahora solo me falta configurar la hoja</text:p>
      <text:p text:style-name="P23">que de default sea</text:p>
      <text:p text:style-name="P23">creo en localhost:631 alli configurar pagina default</text:p>
      <text:p text:style-name="P23">quien sabe porque no imprime con lp parece ser que es una i nstancia de cups </text:p>
      <text:p text:style-name="P23">bueno ahora si mañana veo</text:p>
      <text:p text:style-name="P23"/>
      <text:p text:style-name="P24">sabado 24 de <text:s/>octubree</text:p>
      <text:p text:style-name="P24">pase por mucho pero ya imprime y da un minimo</text:p>
      <text:p text:style-name="P24">creo que ya estoy listo </text:p>
      <text:p text:style-name="P24">mkQrPdfeImp</text:p>
      <text:p text:style-name="P24">este programa me genera el qr me hace el pdf y tambien me imprime</text:p>
      <text:p text:style-name="P24">me gustaria subir a yotube</text:p>
      <text:p text:style-name="P24"/>
      <text:p text:style-name="P25">miercoles <text:s/>de octubre del <text:s/>2020</text:p>
      <text:p text:style-name="P25"><text:s/>voy a imprimir el ticket tal cual es</text:p>
      <text:p text:style-name="P25">fechasindeci=(fSTR[:18]) esta instrucción si me vale</text:p>
      <text:p text:style-name="P25">fSTR=(fSTR[:18]) esta me ignora</text:p>
      <text:p text:style-name="P19"/>
      <text:p text:style-name="P4"><text:span text:style-name="T8">voy </text:span><text:span text:style-name="T7">ip in</text:span>stall py3o.templ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'Courier New', monospace"/>
    <style:font-face style:name="Monaco" svg:font-family="Monaco, monacoregular, 'courier new', monospace"/>
    <style:font-face style:name="Source Code Pro" svg:font-family="'Source Code Pro'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8:27:09.113521388</meta:creation-date>
    <meta:generator>LibreOffice/6.1.5.2$Linux_ARM_EABI LibreOffice_project/10$Build-2</meta:generator>
    <dc:date>2021-04-23T10:51:36.391836699</dc:date>
    <meta:editing-duration>PT20H19M57S</meta:editing-duration>
    <meta:editing-cycles>13</meta:editing-cycles>
    <meta:document-statistic meta:table-count="0" meta:image-count="0" meta:object-count="0" meta:page-count="3" meta:paragraph-count="145" meta:word-count="753" meta:character-count="5516" meta:non-whitespace-character-count="4861"/>
  </office:meta>
</office:document-meta>
</file>